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51cm" draw:marker-start-width="0.279cm" draw:marker-end="Arrow" draw:marker-end-width="0.17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7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32cm" svg:y1="0.808cm" svg:x2="2.097cm" svg:y2="1.443cm">
          <text:p/>
        </draw:line>
        <draw:custom-shape draw:style-name="gr2" draw:text-style-name="P1" draw:layer="layout" svg:width="1.524cm" svg:height="1.016cm" svg:x="2.786cm" svg:y="0.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925cm" svg:height="0.962cm" svg:x="4.601cm" svg:y="1.062cm">
          <draw:text-box>
            <text:p>A</text:p>
          </draw:text-box>
        </draw:frame>
        <draw:frame draw:style-name="gr4" draw:layer="layout" svg:width="1.521cm" svg:height="0.509cm" svg:x="0.535cm" svg:y="1.10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543cm" svg:height="0.509cm" svg:x="2.759cm" svg:y="0.5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.546cm" svg:height="0.509cm" svg:x="2.818cm" svg:y="1.84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2.732cm" svg:y1="2.078cm" svg:x2="2.097cm" svg:y2="1.443cm">
          <text:p/>
        </draw:line>
        <draw:line draw:style-name="gr1" draw:text-style-name="P1" draw:layer="layout" svg:x1="4.791cm" svg:y1="1.316cm" svg:x2="4.283cm" svg:y2="0.935cm">
          <text:p/>
        </draw:line>
        <draw:line draw:style-name="gr1" draw:text-style-name="P1" draw:layer="layout" svg:x1="4.764cm" svg:y1="1.824cm" svg:x2="4.256cm" svg:y2="2.205cm">
          <text:p/>
        </draw:line>
        <draw:frame draw:style-name="gr5" draw:layer="layout" svg:width="1.974cm" svg:height="0.962cm" svg:x="5.907cm" svg:y="1.062cm">
          <draw:text-box>
            <text:p>A2k</text:p>
          </draw:text-box>
        </draw:frame>
        <draw:line draw:style-name="gr1" draw:text-style-name="P1" draw:layer="layout" svg:x1="6.161cm" svg:y1="1.443cm" svg:x2="4.383cm" svg:y2="0.808cm">
          <text:p/>
        </draw:line>
        <draw:line draw:style-name="gr1" draw:text-style-name="P1" draw:layer="layout" svg:x1="6.034cm" svg:y1="1.824cm" svg:x2="4.283cm" svg:y2="2.309cm">
          <text:p/>
        </draw:line>
        <draw:custom-shape draw:style-name="gr2" draw:text-style-name="P1" draw:layer="layout" svg:width="1.524cm" svg:height="1.016cm" svg:x="2.76cm" svg:y="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0.534cm" svg:y="0.94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07cm" svg:y1="3.482cm" svg:x2="2.072cm" svg:y2="4.117cm">
          <text:p/>
        </draw:line>
        <draw:custom-shape draw:style-name="gr2" draw:text-style-name="P1" draw:layer="layout" svg:width="1.524cm" svg:height="1.016cm" svg:x="2.761cm" svg:y="2.97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628cm" svg:height="0.962cm" svg:x="4.576cm" svg:y="3.736cm">
          <draw:text-box>
            <text:p>A1a</text:p>
          </draw:text-box>
        </draw:frame>
        <draw:frame draw:style-name="gr4" draw:layer="layout" svg:width="1.543cm" svg:height="0.509cm" svg:x="2.734cm" svg:y="3.2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" draw:text-style-name="P1" draw:layer="layout" svg:x1="2.707cm" svg:y1="4.752cm" svg:x2="2.072cm" svg:y2="4.117cm">
          <text:p/>
        </draw:line>
        <draw:line draw:style-name="gr1" draw:text-style-name="P1" draw:layer="layout" svg:x1="4.766cm" svg:y1="3.99cm" svg:x2="4.258cm" svg:y2="3.609cm">
          <text:p/>
        </draw:line>
        <draw:line draw:style-name="gr1" draw:text-style-name="P1" draw:layer="layout" svg:x1="4.739cm" svg:y1="4.498cm" svg:x2="4.231cm" svg:y2="4.879cm">
          <text:p/>
        </draw:line>
        <draw:custom-shape draw:style-name="gr2" draw:text-style-name="P1" draw:layer="layout" svg:width="1.524cm" svg:height="1.016cm" svg:x="2.735cm" svg:y="4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0.509cm" svg:y="3.62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7cm" svg:y1="0.782cm" svg:x2="10.272cm" svg:y2="1.417cm">
          <text:p/>
        </draw:line>
        <draw:custom-shape draw:style-name="gr2" draw:text-style-name="P1" draw:layer="layout" svg:width="1.524cm" svg:height="1.016cm" svg:x="10.961cm" svg:y="0.27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628cm" svg:height="0.962cm" svg:x="12.776cm" svg:y="1.036cm">
          <draw:text-box>
            <text:p>A1b</text:p>
          </draw:text-box>
        </draw:frame>
        <draw:frame draw:style-name="gr4" draw:layer="layout" svg:width="1.546cm" svg:height="0.509cm" svg:x="10.993cm" svg:y="1.8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10.907cm" svg:y1="2.052cm" svg:x2="10.272cm" svg:y2="1.417cm">
          <text:p/>
        </draw:line>
        <draw:line draw:style-name="gr1" draw:text-style-name="P1" draw:layer="layout" svg:x1="12.966cm" svg:y1="1.29cm" svg:x2="12.458cm" svg:y2="0.909cm">
          <text:p/>
        </draw:line>
        <draw:line draw:style-name="gr1" draw:text-style-name="P1" draw:layer="layout" svg:x1="12.939cm" svg:y1="1.798cm" svg:x2="12.431cm" svg:y2="2.179cm">
          <text:p/>
        </draw:line>
        <draw:custom-shape draw:style-name="gr2" draw:text-style-name="P1" draw:layer="layout" svg:width="1.524cm" svg:height="1.016cm" svg:x="10.935cm" svg:y="1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8.709cm" svg:y="0.92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7cm" svg:y1="3.482cm" svg:x2="10.272cm" svg:y2="4.117cm">
          <text:p/>
        </draw:line>
        <draw:custom-shape draw:style-name="gr2" draw:text-style-name="P1" draw:layer="layout" svg:width="1.524cm" svg:height="1.016cm" svg:x="10.961cm" svg:y="2.97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628cm" svg:height="0.962cm" svg:x="12.776cm" svg:y="3.736cm">
          <draw:text-box>
            <text:p>A1e</text:p>
          </draw:text-box>
        </draw:frame>
        <draw:frame draw:style-name="gr4" draw:layer="layout" svg:width="1.521cm" svg:height="0.509cm" svg:x="8.71cm" svg:y="3.7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10.907cm" svg:y1="4.752cm" svg:x2="10.272cm" svg:y2="4.117cm">
          <text:p/>
        </draw:line>
        <draw:line draw:style-name="gr1" draw:text-style-name="P1" draw:layer="layout" svg:x1="12.966cm" svg:y1="3.99cm" svg:x2="12.458cm" svg:y2="3.609cm">
          <text:p/>
        </draw:line>
        <draw:line draw:style-name="gr1" draw:text-style-name="P1" draw:layer="layout" svg:x1="12.939cm" svg:y1="4.498cm" svg:x2="12.431cm" svg:y2="4.879cm">
          <text:p/>
        </draw:line>
        <draw:custom-shape draw:style-name="gr2" draw:text-style-name="P1" draw:layer="layout" svg:width="1.524cm" svg:height="1.016cm" svg:x="10.935cm" svg:y="4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8.709cm" svg:y="3.6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99cm" fo:page-height="5.6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21T01:19:04</dc:date>
    <meta:editing-duration>PT4H7M58S</meta:editing-duration>
    <meta:editing-cycles>16</meta:editing-cycles>
    <meta:document-statistic meta:object-count="41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</mrow>
    <annotation encoding="StarMath 5.0">A(e,k)</annotation>
  </semantics>
</math>
</file>

<file path=Object 2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

<file path=Object 3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</mrow>
    <annotation encoding="StarMath 5.0">A(e,k)</annotation>
  </semantics>
</math>
</file>

<file path=Object 5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

<file path=Object 6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

<file path=Object 7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